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font-size="15pt" fo:font-weight="bold" style:font-size-asian="15pt" style:font-weight-asian="bold" style:font-size-complex="15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Preformatted_20_Text">
      <style:paragraph-properties fo:text-align="justify" style:justify-single-word="false" fo:background-color="#ffffff">
        <style:background-image/>
      </style:paragraph-properties>
      <style:text-properties fo:color="#000000" style:font-name="Consolas" fo:font-size="9.80000019073486pt"/>
    </style:style>
    <style:style style:name="P12" style:family="paragraph" style:parent-style-name="Preformatted_20_Text">
      <style:paragraph-properties fo:text-align="justify" style:justify-single-word="false" fo:background-color="#ffffff">
        <style:background-image/>
      </style:paragraph-properties>
      <style:text-properties fo:color="#000000"/>
    </style:style>
    <style:style style:name="P13" style:family="paragraph" style:parent-style-name="Preformatted_20_Text">
      <style:paragraph-properties fo:text-align="justify" style:justify-single-word="false" fo:background-color="#ffffff">
        <style:background-image/>
      </style:paragraph-properties>
      <style:text-properties fo:color="#808080"/>
    </style:style>
    <style:style style:name="P14" style:family="paragraph" style:parent-style-name="Preformatted_20_Text">
      <style:paragraph-properties fo:margin-top="0cm" fo:margin-bottom="0.499cm" fo:text-align="justify" style:justify-single-word="false" fo:background-color="#ffffff">
        <style:background-image/>
      </style:paragraph-properties>
      <style:text-properties fo:color="#000000" style:font-name="Consolas" fo:font-size="9.80000019073486pt"/>
    </style:style>
    <style:style style:name="P15" style:family="paragraph" style:parent-style-name="Preformatted_20_Text">
      <style:paragraph-properties fo:margin-top="0cm" fo:margin-bottom="0.499cm" fo:text-align="justify" style:justify-single-word="false" fo:background-color="#ffffff">
        <style:background-image/>
      </style:paragraph-properties>
      <style:text-properties fo:color="#000000"/>
    </style:style>
    <style:style style:name="P16" style:family="paragraph" style:parent-style-name="Preformatted_20_Text">
      <style:paragraph-properties fo:text-align="justify" style:justify-single-word="false"/>
      <style:text-properties fo:color="#000000" style:font-name="Consolas" fo:font-size="9.80000019073486pt"/>
    </style:style>
    <style:style style:name="T1" style:family="text">
      <style:text-properties fo:color="#660e7a" fo:font-weight="bold"/>
    </style:style>
    <style:style style:name="T2" style:family="text">
      <style:text-properties fo:color="#660e7a" style:font-name="Consolas" fo:font-size="9.80000019073486pt"/>
    </style:style>
    <style:style style:name="T3" style:family="text">
      <style:text-properties fo:color="#660e7a" style:font-name="Consolas" fo:font-size="9.80000019073486pt" fo:font-style="italic" fo:font-weight="bold"/>
    </style:style>
    <style:style style:name="T4" style:family="text">
      <style:text-properties fo:color="#660e7a" style:font-name="Consolas" fo:font-size="9.80000019073486pt" fo:font-weight="bold"/>
    </style:style>
    <style:style style:name="T5" style:family="text">
      <style:text-properties fo:color="#660e7a" fo:font-style="italic" fo:font-weight="bold"/>
    </style:style>
    <style:style style:name="T6" style:family="text">
      <style:text-properties fo:font-style="italic"/>
    </style:style>
    <style:style style:name="T7" style:family="text">
      <style:text-properties style:font-name="Consolas" fo:font-size="9.80000019073486pt"/>
    </style:style>
    <style:style style:name="T8" style:family="text">
      <style:text-properties style:font-name="Consolas" fo:font-size="9.80000019073486pt" fo:font-weight="bold" style:font-weight-asian="bold" style:font-weight-complex="bold"/>
    </style:style>
    <style:style style:name="T9" style:family="text">
      <style:text-properties style:font-name="Consolas" fo:font-size="9.80000019073486pt" fo:font-style="italic"/>
    </style:style>
    <style:style style:name="T10" style:family="text">
      <style:text-properties fo:color="#000080" style:font-name="Consolas" fo:font-size="9.80000019073486pt" fo:font-weight="bold"/>
    </style:style>
    <style:style style:name="T11" style:family="text">
      <style:text-properties fo:color="#000080" fo:font-weight="bold"/>
    </style:style>
    <style:style style:name="T12" style:family="text">
      <style:text-properties fo:color="#008000" style:font-name="Consolas" fo:font-size="9.80000019073486pt" fo:font-weight="bold"/>
    </style:style>
    <style:style style:name="T13" style:family="text">
      <style:text-properties fo:color="#008000" fo:font-weight="bold"/>
    </style:style>
    <style:style style:name="T14" style:family="text">
      <style:text-properties fo:color="#000000" style:font-name="Consolas" fo:font-size="9.80000019073486pt"/>
    </style:style>
    <style:style style:name="T15" style:family="text">
      <style:text-properties fo:color="#0000ff"/>
    </style:style>
    <style:style style:name="T16" style:family="text">
      <style:text-properties fo:color="#0000ff" style:font-name="Consolas" fo:font-size="9.80000019073486pt"/>
    </style:style>
    <style:style style:name="T17" style:family="text">
      <style:text-properties style:text-underline-style="solid" style:text-underline-width="auto" style:text-underline-color="font-color"/>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color="#808080"/>
    </style:style>
    <style:style style:name="T20" style:family="text">
      <style:text-properties fo:color="#808080" style:font-name="Consolas" fo:font-size="9.80000019073486pt" fo:font-style="italic"/>
    </style:style>
    <style:style style:name="T21" style:family="text">
      <style:text-properties fo:color="#20999d" style:font-name="Consolas" fo:font-size="9.80000019073486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11"><text:span text:style-name="T1">accountServiceCommon</text:span>.getEntityRefForAccount(accountId)</text:p>
      <text:p text:style-name="P12"><text:s text:c="8"/><text:span text:style-name="T7">.ask(AccountCommand.GetAccount::</text:span><text:span text:style-name="T10">new</text:span><text:span text:style-name="T7">, ServiceConstants.</text:span><text:span text:style-name="T3">ASK_TIMEOUT</text:span><text:span text:style-name="T7">)</text:span></text:p>
      <text:p text:style-name="P12"><text:s text:c="8"/><text:span text:style-name="T7">.thenApply(account -&gt; Pair.</text:span><text:span text:style-name="T9">create</text:span><text:span text:style-name="T7">(ResponseHeader.</text:span><text:span text:style-name="T3">OK</text:span><text:span text:style-name="T7">.withStatus(</text:span><text:span text:style-name="T3">SUCCESS_STATUS</text:span><text:span text:style-name="T7">),</text:span></text:p>
      <text:p text:style-name="P15"><text:s text:c="16"/><text:span text:style-name="T7">Mapper.</text:span><text:span text:style-name="T9">toAccountDetails</text:span><text:span text:style-name="T7">(</text:span><text:span text:style-name="T4">accountServiceValidation</text:span><text:span text:style-name="T7">, account.get())));</text:span></text:p>
      <text:p text:style-name="P3"/>
      <text:p text:style-name="P3"/>
      <text:p text:style-name="P11"><text:span text:style-name="T11">public </text:span>CompletionStage&lt;Void&gt; validateAccountById(String accountId) {</text:p>
      <text:p text:style-name="P12"><text:s text:c="4"/><text:span text:style-name="T3">log</text:span><text:span text:style-name="T7">.debug(</text:span><text:span text:style-name="T12">"Here here -----------"</text:span><text:span text:style-name="T7">);</text:span></text:p>
      <text:p text:style-name="P12"><text:span text:style-name="T10">return </text:span><text:span text:style-name="T4">accountServiceCommon</text:span><text:span text:style-name="T7">.getEntityRefForAccount(accountId).ask(AccountCommand.GetAccount::</text:span><text:span text:style-name="T10">new</text:span><text:span text:style-name="T7">, ServiceConstants.</text:span><text:span text:style-name="T3">ASK_TIMEOUT</text:span><text:span text:style-name="T7">)</text:span></text:p>
      <text:p text:style-name="P12"><text:s text:c="12"/><text:span text:style-name="T7">.thenAccept(account -&gt; {</text:span></text:p>
      <text:p text:style-name="P12"><text:s text:c="16"/><text:span text:style-name="T3">log</text:span><text:span text:style-name="T7">.debug(</text:span><text:span text:style-name="T12">"accepted --------------- "</text:span><text:span text:style-name="T7">);</text:span></text:p>
      <text:p text:style-name="P12"><text:s text:c="16"/><text:span text:style-name="T3">log</text:span><text:span text:style-name="T7">.debug(</text:span><text:span text:style-name="T12">"account : {} "</text:span><text:span text:style-name="T7">, account);</text:span></text:p>
      <text:p text:style-name="P12"><text:s text:c="16"/><text:span text:style-name="T3">log</text:span><text:span text:style-name="T7">.debug(</text:span><text:span text:style-name="T12">"!account.isPresent() : {} "</text:span><text:span text:style-name="T7">, !account.isPresent());</text:span></text:p>
      <text:p text:style-name="P12"><text:s text:c="16"/><text:span text:style-name="T10">if </text:span><text:span text:style-name="T7">(!account.isPresent()) {</text:span></text:p>
      <text:p text:style-name="P12"><text:s text:c="20"/><text:span text:style-name="T3">log</text:span><text:span text:style-name="T7">.debug(</text:span><text:span text:style-name="T12">"validating account id "</text:span><text:span text:style-name="T7">);</text:span></text:p>
      <text:p text:style-name="P12"><text:s text:c="20"/><text:span text:style-name="T10">throw new </text:span><text:span text:style-name="T7">ParameterRequired(</text:span><text:span text:style-name="T10">new </text:span><text:span text:style-name="T7">String[]{</text:span><text:span text:style-name="T12">"accountId: Error300:" </text:span><text:span text:style-name="T7">+ </text:span><text:span text:style-name="T12">" Account id (" </text:span><text:span text:style-name="T7">+ </text:span><text:span text:style-name="T2">accountId </text:span><text:span text:style-name="T7">+ </text:span><text:span text:style-name="T12">") " </text:span><text:span text:style-name="T7">+ </text:span><text:span text:style-name="T3">IS_NOT_VALID</text:span><text:span text:style-name="T7">});</text:span></text:p>
      <text:p text:style-name="P12"><text:s text:c="16"/><text:span text:style-name="T7">}</text:span></text:p>
      <text:p text:style-name="P12"><text:s text:c="12"/><text:span text:style-name="T7">});</text:span></text:p>
      <text:p text:style-name="P14">}</text:p>
      <text:p text:style-name="P3"/>
      <text:p text:style-name="P3"/>
      <text:p text:style-name="P11"><text:span text:style-name="T11">public void </text:span>validateAccountById(String accountId) {</text:p>
      <text:p text:style-name="P12"><text:s text:c="4"/><text:span text:style-name="T3">log</text:span><text:span text:style-name="T7">.debug(</text:span><text:span text:style-name="T12">"Here here -----------"</text:span><text:span text:style-name="T7">);</text:span></text:p>
      <text:p text:style-name="P12"><text:s text:c="4"/><text:span text:style-name="T4">accountServiceCommon</text:span><text:span text:style-name="T7">.getEntityRefForAccount(accountId)</text:span></text:p>
      <text:p text:style-name="P12"><text:span text:style-name="T7"><text:tab/>.ask(AccountCommand.GetAccount::</text:span><text:span text:style-name="T10">new</text:span><text:span text:style-name="T7">, ServiceConstants.</text:span><text:span text:style-name="T3">ASK_TIMEOUT</text:span><text:span text:style-name="T7">)</text:span></text:p>
      <text:p text:style-name="P12"><text:s text:c="6"/><text:span text:style-name="T7">.thenAccept(account -&gt; {</text:span></text:p>
      <text:p text:style-name="P12"><text:s text:c="10"/><text:span text:style-name="T3">log</text:span><text:span text:style-name="T7">.debug(</text:span><text:span text:style-name="T12">"!account.isPresent() : {} "</text:span><text:span text:style-name="T7">, !account.isPresent());</text:span></text:p>
      <text:p text:style-name="P12"><text:s text:c="10"/><text:span text:style-name="T10">if </text:span><text:span text:style-name="T7">(!account.isPresent()) {</text:span></text:p>
      <text:p text:style-name="P12"><text:s text:c="14"/><text:span text:style-name="T3">log</text:span><text:span text:style-name="T7">.debug(</text:span><text:span text:style-name="T12">"validating account id "</text:span><text:span text:style-name="T7">);</text:span></text:p>
      <text:p text:style-name="P12"><text:s text:c="14"/><text:span text:style-name="T10">throw new </text:span><text:span text:style-name="T7">ParameterRequired(</text:span><text:span text:style-name="T10">new </text:span><text:span text:style-name="T7">String[] {</text:span></text:p>
      <text:p text:style-name="P12"><text:span text:style-name="T12">"accountId: Error300:" </text:span><text:span text:style-name="T7">+ </text:span><text:span text:style-name="T12">" Account id (" </text:span><text:span text:style-name="T7">+ </text:span><text:span text:style-name="T2">accountId </text:span><text:span text:style-name="T7">+ </text:span><text:span text:style-name="T12">") </text:span><text:span text:style-name="T3">IS_NOT_VALID</text:span><text:span text:style-name="T7">});</text:span></text:p>
      <text:p text:style-name="P11"><text:tab/><text:tab/>}</text:p>
      <text:p text:style-name="P11"><text:tab/>});</text:p>
      <text:p text:style-name="P14">}</text:p>
      <text:p text:style-name="P3">In the above method, when GetAccount command is run it returns a CompletableFuture to which we are attaching a callback thenAccept. This thenAccept runs in a different thread and the main thread, which also called <text:span text:style-name="T14">validateAccountById() </text:span>the continues by returning from the method and continuing just after the step where this call was made. Because the result of thenAccept is not used anywhere and even in the place where the main thread called this method we are not using any return type from <text:span text:style-name="T14">validateAccountById()</text:span>, the validation happens later and by the time the accountId is already used.</text:p>
      <text:p text:style-name="P3">Solution is to either use join in '<text:span text:style-name="T14">validateAccountById()'</text:span>so that the main thread calling the method waits until validation is done before proceeding with operating on the accountId or make <text:span text:style-name="T14">validateAccountById() </text:span>return CompletionStage and attach callbacks wherever <text:span text:style-name="T14">validateAccountById() </text:span>is called. This will ensure that further processing will happen only when result from this callback is available.</text:p>
      <text:p text:style-name="P1">Example code to understand CompletableFuture-</text:p>
      <text:p text:style-name="P3"/>
      <text:p text:style-name="P16"><text:span text:style-name="T11">import </text:span>java.util.concurrent.CompletableFuture;</text:p>
      <text:p text:style-name="P16"/>
      <text:p text:style-name="P11"><text:span text:style-name="T11">public class </text:span>Playground {</text:p>
      <text:p text:style-name="P12"><text:s text:c="4"/><text:span text:style-name="T10">public static void </text:span><text:span text:style-name="T7">main(String[] args) {</text:span></text:p>
      <text:p text:style-name="P12"><text:s text:c="8"/><text:span text:style-name="T7">System.</text:span><text:span text:style-name="T3">out</text:span><text:span text:style-name="T7">.println(</text:span><text:span text:style-name="T12">"Starting main"</text:span><text:span text:style-name="T7">);</text:span></text:p>
      <text:p text:style-name="P12"><text:s text:c="8"/><text:span text:style-name="T7">System.</text:span><text:span text:style-name="T3">out</text:span><text:span text:style-name="T7">.println(</text:span><text:span text:style-name="T12">"main Thread name: " </text:span><text:span text:style-name="T7">+ Thread.</text:span><text:span text:style-name="T9">currentThread</text:span><text:span text:style-name="T7">().getName());</text:span></text:p>
      <text:p text:style-name="P12"><text:s text:c="8"/><text:span text:style-name="T7">CompletableFuture.</text:span><text:span text:style-name="T9">supplyAsync</text:span><text:span text:style-name="T7">(Playground::</text:span><text:span text:style-name="T9">lengthyProcess</text:span><text:span text:style-name="T7">)</text:span></text:p>
      <text:p text:style-name="P12"><text:s text:c="16"/><text:span text:style-name="T7">.thenAccept(value -&gt; {</text:span></text:p>
      <text:p text:style-name="P12"><text:s text:c="20"/><text:span text:style-name="T7">System.</text:span><text:span text:style-name="T3">out</text:span><text:span text:style-name="T7">.println(</text:span><text:span text:style-name="T12">"thenAccept Thread name: " </text:span><text:span text:style-name="T7">+ Thread.</text:span><text:span text:style-name="T9">currentThread</text:span><text:span text:style-name="T7">().getName());</text:span></text:p>
      <text:p text:style-name="P12"><text:s text:c="20"/><text:span text:style-name="T7">System.</text:span><text:span text:style-name="T3">out</text:span><text:span text:style-name="T7">.println(</text:span><text:span text:style-name="T12">"value is " </text:span><text:span text:style-name="T7">+ value);</text:span></text:p>
      <text:p text:style-name="P12"><text:s text:c="16"/><text:span text:style-name="T7">});</text:span></text:p>
      <text:p text:style-name="P12"><text:s text:c="8"/><text:span text:style-name="T7">System.</text:span><text:span text:style-name="T3">out</text:span><text:span text:style-name="T7">.println(</text:span><text:span text:style-name="T12">"Completing main"</text:span><text:span text:style-name="T7">);</text:span></text:p>
      <text:p text:style-name="P12"><text:s text:c="4"/><text:span text:style-name="T7">}</text:span></text:p>
      <text:p text:style-name="P12"><text:s text:c="4"/><text:span text:style-name="T10">private static int </text:span><text:span text:style-name="T7">lengthyProcess() {</text:span></text:p>
      <text:p text:style-name="P12"><text:s text:c="8"/><text:span text:style-name="T7">System.</text:span><text:span text:style-name="T3">out</text:span><text:span text:style-name="T7">.println(</text:span><text:span text:style-name="T12">"Starting lengthyProcess"</text:span><text:span text:style-name="T7">);</text:span></text:p>
      <text:p text:style-name="P12"><text:s text:c="8"/><text:span text:style-name="T7">System.</text:span><text:span text:style-name="T3">out</text:span><text:span text:style-name="T7">.println(</text:span><text:span text:style-name="T12">"lengthyProcess Thread name: " </text:span><text:span text:style-name="T7">+ <text:tab/><text:tab/><text:tab/><text:tab/><text:tab/><text:tab/><text:tab/><text:tab/><text:tab/><text:tab/>Thread.</text:span><text:span text:style-name="T9">currentThread</text:span><text:span text:style-name="T7">().getName());</text:span></text:p>
      <text:p text:style-name="P12"><text:s text:c="8"/><text:span text:style-name="T10">try </text:span><text:span text:style-name="T7">{</text:span></text:p>
      <text:p text:style-name="P12"><text:s text:c="12"/><text:span text:style-name="T7">Thread.</text:span><text:span text:style-name="T9">sleep</text:span><text:span text:style-name="T7">(</text:span><text:span text:style-name="T16">3000</text:span><text:span text:style-name="T7">);</text:span></text:p>
      <text:p text:style-name="P12"><text:s text:c="8"/><text:span text:style-name="T7">} </text:span><text:span text:style-name="T10">catch </text:span><text:span text:style-name="T7">(InterruptedException e) {</text:span></text:p>
      <text:p text:style-name="P12"><text:s text:c="12"/><text:span text:style-name="T7">e.printStackTrace();</text:span></text:p>
      <text:p text:style-name="P12"><text:s text:c="8"/><text:span text:style-name="T7">}</text:span></text:p>
      <text:p text:style-name="P12"><text:s text:c="8"/><text:span text:style-name="T7">System.</text:span><text:span text:style-name="T3">out</text:span><text:span text:style-name="T7">.println(</text:span><text:span text:style-name="T12">"Completing lengthyProcess"</text:span><text:span text:style-name="T7">);</text:span></text:p>
      <text:p text:style-name="P12"><text:s text:c="8"/><text:span text:style-name="T10">return </text:span><text:span text:style-name="T16">20</text:span><text:span text:style-name="T7">;</text:span></text:p>
      <text:p text:style-name="P12"><text:s text:c="4"/><text:span text:style-name="T7">}</text:span></text:p>
      <text:p text:style-name="P14">}</text:p>
      <text:p text:style-name="P16"/>
      <text:p text:style-name="P3">OUTPUT:</text:p>
      <text:p text:style-name="P3"/>
      <text:p text:style-name="P3">Starting main</text:p>
      <text:p text:style-name="P3">main Thread name: main</text:p>
      <text:p text:style-name="P3">Starting lengthyProcess</text:p>
      <text:p text:style-name="P3">lengthyProcess Thread name: ForkJoinPool.commonPool-worker-1</text:p>
      <text:p text:style-name="P3">Completing main</text:p>
      <text:p text:style-name="P3"/>
      <text:p text:style-name="P3">EXPLANATION:</text:p>
      <text:p text:style-name="P3"/>
      <text:p text:style-name="P3"><text:span text:style-name="T14">lengthyProcess() </text:span>is just simulating a time taking process.</text:p>
      <text:p text:style-name="P3">Once main() starts we print the 2 lines and we see the name of the thread running main() is '<text:span text:style-name="T17">main</text:span>'.</text:p>
      <text:p text:style-name="P3">From the main thread we create a Future and call <text:span text:style-name="T14">lengthyProcess() </text:span>which is run in its own thread '<text:span text:style-name="T18">ForkJoinPool</text:span>' as seen in println.</text:p>
      <text:p text:style-name="P3">Now, because the <text:span text:style-name="T14">lengthyProcess() </text:span>is called on a separate thread and Futures are async calls the main thread is not blocked when <text:span text:style-name="T14">lengthyProcess() </text:span>is processing. It continues and ends the program as can be seen in output – after printing the thread name of <text:span text:style-name="T14">lengthyProcess() </text:span><text:s/>viz. 'ForJoinPool', 'Completing main' is printed and program ends. 'Completing lengthyProcess' is never printed.</text:p>
      <text:p text:style-name="P3">When using Futures we have to keep in mind this flow. If we are validating something in async call and later after validation we are to use that entity then we should make sure that the thread running the async call is completed first so that validation is done and only then we use that entity. Otherwise if the entity is null or something then we are likely to get NPE.</text:p>
      <text:p text:style-name="P3">The thenApply() section will also not run because it is expected to run only after async call to lengthyProcess() is completed(this method's return value will be used as input to thenApply()).</text:p>
      <text:p text:style-name="P1">Understanding Thread flow in Future and async calls -</text:p>
      <text:p text:style-name="P3"/>
      <text:p text:style-name="P16"><text:span text:style-name="T11">import </text:span>java.util.concurrent.CompletableFuture;</text:p>
      <text:p text:style-name="P11"><text:span text:style-name="T11">public class </text:span>Playground {</text:p>
      <text:p text:style-name="P12"><text:s text:c="4"/><text:span text:style-name="T10">public static void </text:span><text:span text:style-name="T7">main(String[] args) {</text:span></text:p>
      <text:p text:style-name="P12"><text:s text:c="8"/><text:span text:style-name="T7">System.</text:span><text:span text:style-name="T3">out</text:span><text:span text:style-name="T7">.println(</text:span><text:span text:style-name="T12">"Starting main"</text:span><text:span text:style-name="T7">);</text:span></text:p>
      <text:p text:style-name="P12"><text:s text:c="8"/><text:span text:style-name="T7">System.</text:span><text:span text:style-name="T3">out</text:span><text:span text:style-name="T7">.println(</text:span><text:span text:style-name="T12">"main Thread name: " </text:span><text:span text:style-name="T7">+ Thread.</text:span><text:span text:style-name="T9">currentThread</text:span><text:span text:style-name="T7">().getName());</text:span></text:p>
      <text:p text:style-name="P12"><text:s text:c="8"/><text:span text:style-name="T7">CompletableFuture.</text:span><text:span text:style-name="T9">supplyAsync</text:span><text:span text:style-name="T7">(() -&gt; {</text:span></text:p>
      <text:p text:style-name="P12"><text:s text:c="12"/><text:span text:style-name="T7">System.</text:span><text:span text:style-name="T3">out</text:span><text:span text:style-name="T7">.println(</text:span><text:span text:style-name="T12">"supplyAsync Thread name: " </text:span><text:span text:style-name="T7">+ Thread.</text:span><text:span text:style-name="T9">currentThread</text:span><text:span text:style-name="T7">().getName());</text:span></text:p>
      <text:p text:style-name="P12"><text:s text:c="12"/><text:span text:style-name="T10">return </text:span><text:span text:style-name="T9">lengthyProcess</text:span><text:span text:style-name="T7">();</text:span></text:p>
      <text:p text:style-name="P12"><text:s text:c="8"/><text:span text:style-name="T7">})</text:span></text:p>
      <text:p text:style-name="P12"><text:s text:c="16"/><text:span text:style-name="T7">.thenApply(value -&gt; {</text:span></text:p>
      <text:p text:style-name="P12"><text:s text:c="20"/><text:span text:style-name="T7">System.</text:span><text:span text:style-name="T3">out</text:span><text:span text:style-name="T7">.println(</text:span><text:span text:style-name="T12">"thenApply Thread name: " </text:span><text:span text:style-name="T7">+ Thread.</text:span><text:span text:style-name="T9">currentThread</text:span><text:span text:style-name="T7">().getName());</text:span></text:p>
      <text:p text:style-name="P12"><text:s text:c="20"/><text:span text:style-name="T10">return </text:span><text:span text:style-name="T7">value;</text:span></text:p>
      <text:p text:style-name="P12"><text:s text:c="16"/><text:span text:style-name="T7">})</text:span></text:p>
      <text:p text:style-name="P12"><text:s text:c="16"/><text:span text:style-name="T7">.thenAccept(value -&gt; {</text:span></text:p>
      <text:p text:style-name="P12"><text:s text:c="20"/><text:span text:style-name="T7">System.</text:span><text:span text:style-name="T3">out</text:span><text:span text:style-name="T7">.println(</text:span><text:span text:style-name="T12">"thenAccept Thread name: " </text:span><text:span text:style-name="T7">+ Thread.</text:span><text:span text:style-name="T9">currentThread</text:span><text:span text:style-name="T7">().getName());</text:span></text:p>
      <text:p text:style-name="P12"><text:s text:c="20"/><text:span text:style-name="T7">System.</text:span><text:span text:style-name="T3">out</text:span><text:span text:style-name="T7">.println(</text:span><text:span text:style-name="T12">"value is " </text:span><text:span text:style-name="T7">+ value);</text:span></text:p>
      <text:p text:style-name="P12"><text:s text:c="16"/><text:span text:style-name="T7">}).toCompletableFuture().join();</text:span></text:p>
      <text:p text:style-name="P12"><text:s text:c="8"/><text:span text:style-name="T7">System.</text:span><text:span text:style-name="T3">out</text:span><text:span text:style-name="T7">.println(</text:span><text:span text:style-name="T12">"Completing main"</text:span><text:span text:style-name="T7">);</text:span></text:p>
      <text:p text:style-name="P12"><text:s text:c="4"/><text:span text:style-name="T7">}</text:span></text:p>
      <text:p text:style-name="P12"><text:s text:c="4"/><text:span text:style-name="T10">private static int </text:span><text:span text:style-name="T7">lengthyProcess() {</text:span></text:p>
      <text:p text:style-name="P12"><text:s text:c="8"/><text:span text:style-name="T7">System.</text:span><text:span text:style-name="T3">out</text:span><text:span text:style-name="T7">.println(</text:span><text:span text:style-name="T12">"Starting lengthyProcess"</text:span><text:span text:style-name="T7">);</text:span></text:p>
      <text:p text:style-name="P12"><text:s text:c="8"/><text:span text:style-name="T7">System.</text:span><text:span text:style-name="T3">out</text:span><text:span text:style-name="T7">.println(</text:span><text:span text:style-name="T12">"lengthyProcess Thread name: " </text:span><text:span text:style-name="T7">+ Thread.</text:span><text:span text:style-name="T9">currentThread</text:span><text:span text:style-name="T7">().getName());</text:span></text:p>
      <text:p text:style-name="P12"><text:s text:c="8"/><text:span text:style-name="T9">slowItDown</text:span><text:span text:style-name="T7">(</text:span><text:span text:style-name="T16">3</text:span><text:span text:style-name="T7">);</text:span></text:p>
      <text:p text:style-name="P12"><text:s text:c="8"/><text:span text:style-name="T7">System.</text:span><text:span text:style-name="T3">out</text:span><text:span text:style-name="T7">.println(</text:span><text:span text:style-name="T12">"Completing lengthyProcess"</text:span><text:span text:style-name="T7">);</text:span></text:p>
      <text:p text:style-name="P12"><text:s text:c="8"/><text:span text:style-name="T10">return </text:span><text:span text:style-name="T16">20</text:span><text:span text:style-name="T7">;</text:span></text:p>
      <text:p text:style-name="P12"><text:s text:c="4"/><text:span text:style-name="T7">}</text:span></text:p>
      <text:p text:style-name="P12"><text:s text:c="4"/><text:span text:style-name="T10">private static void </text:span><text:span text:style-name="T7">slowItDown(</text:span><text:span text:style-name="T10">int </text:span><text:span text:style-name="T7">time) {</text:span></text:p>
      <text:p text:style-name="P12"><text:s text:c="8"/><text:span text:style-name="T7">System.</text:span><text:span text:style-name="T3">out</text:span><text:span text:style-name="T7">.println(</text:span><text:span text:style-name="T12">"slowItDown Thread name: " </text:span><text:span text:style-name="T7">+ Thread.</text:span><text:span text:style-name="T9">currentThread</text:span><text:span text:style-name="T7">().getName());</text:span></text:p>
      <text:p text:style-name="P12"><text:s text:c="8"/><text:span text:style-name="T10">try </text:span><text:span text:style-name="T7">{</text:span></text:p>
      <text:p text:style-name="P12"><text:s text:c="12"/><text:span text:style-name="T7">Thread.</text:span><text:span text:style-name="T9">sleep</text:span><text:span text:style-name="T7">(time * </text:span><text:span text:style-name="T16">1000</text:span><text:span text:style-name="T7">);</text:span></text:p>
      <text:p text:style-name="P12"><text:s text:c="8"/><text:span text:style-name="T7">} </text:span><text:span text:style-name="T10">catch </text:span><text:span text:style-name="T7">(InterruptedException e) {</text:span></text:p>
      <text:p text:style-name="P12"><text:s text:c="12"/><text:span text:style-name="T7">e.printStackTrace();</text:span></text:p>
      <text:p text:style-name="P12"><text:s text:c="8"/><text:span text:style-name="T7">}</text:span></text:p>
      <text:p text:style-name="P12"><text:s text:c="4"/><text:span text:style-name="T7">}</text:span></text:p>
      <text:p text:style-name="P14">}</text:p>
      <text:p text:style-name="P3">OUTPUT:</text:p>
      <text:p text:style-name="P3"/>
      <text:p text:style-name="P3">Starting main</text:p>
      <text:p text:style-name="P3">main Thread name: main</text:p>
      <text:p text:style-name="P3">supplyAsync Thread name: ForkJoinPool.commonPool-worker-1</text:p>
      <text:p text:style-name="P3">Starting lengthyProcess</text:p>
      <text:p text:style-name="P3">lengthyProcess Thread name: ForkJoinPool.commonPool-worker-1</text:p>
      <text:p text:style-name="P3">slowItDown Thread name: ForkJoinPool.commonPool-worker-1</text:p>
      <text:p text:style-name="P3">Completing lengthyProcess</text:p>
      <text:p text:style-name="P3">thenApply Thread name: ForkJoinPool.commonPool-worker-1</text:p>
      <text:p text:style-name="P3">thenAccept Thread name: ForkJoinPool.commonPool-worker-1</text:p>
      <text:p text:style-name="P3">value is 20</text:p>
      <text:p text:style-name="P3">Completing main</text:p>
      <text:p text:style-name="P3"/>
      <text:p text:style-name="P3">EXPLANATION:</text:p>
      <text:p text:style-name="P3"><text:soft-page-break/></text:p>
      <text:p text:style-name="P3">Once a Future is created, any calls made from inside the future is called on the thread on which the Future is running, in this case '<text:span text:style-name="T17">ForkJoinPool.commonPool-worker</text:span>'. This can be seen by the thread name printed for supplyAsync(), lengthyProcess() and slowItDown() called from inside it, thenApply() and thenAccept() - all have the same thread name as they are running on same thread.</text:p>
      <text:p text:style-name="P3">toCompletableFuture().join() is used to make the main thread wait for this thread to complete otherwise main will complete and program will terminate before lengthyProcess() and subsequent calls are made.</text:p>
      <text:p text:style-name="P3"/>
      <text:p text:style-name="P3"/>
      <text:p text:style-name="P5">Not all thenAccept/thenApply, etc. are called on separate thread-</text:p>
      <text:p text:style-name="P3"/>
      <text:p text:style-name="P16"><text:span text:style-name="T11">public class </text:span>Playground {</text:p>
      <text:p text:style-name="P12"><text:s text:c="4"/><text:span text:style-name="T10">public static void </text:span><text:span text:style-name="T7">main(String[] args) {</text:span></text:p>
      <text:p text:style-name="P12"><text:s text:c="8"/><text:span text:style-name="T7">System.</text:span><text:span text:style-name="T3">out</text:span><text:span text:style-name="T7">.println(</text:span><text:span text:style-name="T12">"Starting main"</text:span><text:span text:style-name="T7">);</text:span></text:p>
      <text:p text:style-name="P12"><text:s text:c="8"/><text:span text:style-name="T7">CompletableFuture&lt;Integer&gt; future = </text:span><text:span text:style-name="T10">new </text:span><text:span text:style-name="T7">CompletableFuture&lt;&gt;();</text:span></text:p>
      <text:p text:style-name="P12"><text:s text:c="8"/><text:span text:style-name="T9">solveFuture</text:span><text:span text:style-name="T7">(future);</text:span></text:p>
      <text:p text:style-name="P12"><text:s text:c="8"/><text:span text:style-name="T7">System.</text:span><text:span text:style-name="T3">out</text:span><text:span text:style-name="T7">.println(</text:span><text:span text:style-name="T12">"Completing main"</text:span><text:span text:style-name="T7">);</text:span></text:p>
      <text:p text:style-name="P12"><text:s text:c="4"/><text:span text:style-name="T7">}</text:span></text:p>
      <text:p text:style-name="P12"><text:s text:c="4"/><text:span text:style-name="T10">private static void </text:span><text:span text:style-name="T7">solveFuture(CompletableFuture&lt;Integer&gt; future) {</text:span></text:p>
      <text:p text:style-name="P12"><text:s text:c="8"/><text:span text:style-name="T7">System.</text:span><text:span text:style-name="T3">out</text:span><text:span text:style-name="T7">.println(</text:span><text:span text:style-name="T12">"in solveFuture"</text:span><text:span text:style-name="T7">);</text:span></text:p>
      <text:p text:style-name="P12"><text:s text:c="8"/><text:span text:style-name="T7">future.complete(</text:span><text:span text:style-name="T16">555</text:span><text:span text:style-name="T7">);</text:span></text:p>
      <text:p text:style-name="P12"><text:s text:c="8"/><text:span text:style-name="T7">future.thenAccept(value -&gt; {</text:span></text:p>
      <text:p text:style-name="P12"><text:s text:c="12"/><text:span text:style-name="T7">System.</text:span><text:span text:style-name="T3">out</text:span><text:span text:style-name="T7">.println(</text:span><text:span text:style-name="T12">"thenAccept thread name: " </text:span><text:span text:style-name="T7">+ Thread.</text:span><text:span text:style-name="T9">currentThread</text:span><text:span text:style-name="T7">().getName());</text:span></text:p>
      <text:p text:style-name="P12"><text:s text:c="12"/><text:span text:style-name="T9">slowItDown</text:span><text:span text:style-name="T7">(</text:span><text:span text:style-name="T16">3</text:span><text:span text:style-name="T7">);</text:span></text:p>
      <text:p text:style-name="P12"><text:s text:c="12"/><text:span text:style-name="T7">System.</text:span><text:span text:style-name="T3">out</text:span><text:span text:style-name="T7">.println(</text:span><text:span text:style-name="T12">"value = " </text:span><text:span text:style-name="T7">+ value);</text:span></text:p>
      <text:p text:style-name="P12"><text:s text:c="8"/><text:span text:style-name="T7">});</text:span></text:p>
      <text:p text:style-name="P15"><text:s text:c="4"/><text:span text:style-name="T7">}</text:span></text:p>
      <text:p text:style-name="P3">OUTPUT:</text:p>
      <text:p text:style-name="P3"/>
      <text:p text:style-name="P3">Starting main</text:p>
      <text:p text:style-name="P3">in solveFuture</text:p>
      <text:p text:style-name="P3">thenAccept thread name: main</text:p>
      <text:p text:style-name="P3">slowItDown Thread name: main</text:p>
      <text:p text:style-name="P3">value = 555</text:p>
      <text:p text:style-name="P3">Completing main</text:p>
      <text:p text:style-name="P3"/>
      <text:p text:style-name="P3"/>
      <text:p text:style-name="P3">EXPLANATION:</text:p>
      <text:p text:style-name="P3"/>
      <text:p text:style-name="P3">solveFuture is called in main method so it is run on the thread main is running viz. main thread. In the method, we call thenAccept on future variable and that is run on the same thread on which <text:span text:style-name="T14">solveFuture() </text:span><text:s/>is running i.e. main thread. This can be seen in output.</text:p>
      <text:p text:style-name="P6">If line '<text:span text:style-name="T14">future.complete(</text:span><text:span text:style-name="T16">555</text:span><text:span text:style-name="T14">)</text:span>' is removed 2 things will happen:</text:p>
      <text:list xml:id="list749539504032902590" text:style-name="L1">
        <text:list-item>
          <text:p text:style-name="P4">the future will not have any int value contained in it</text:p>
        </text:list-item>
        <text:list-item>
          <text:p text:style-name="P4">the future will not have completed and as we know any callables such as thenAccept in this case is called only when the previous future is complete, the thenAccept in above code will never be called.</text:p>
        </text:list-item>
      </text:list>
      <text:p text:style-name="P3"/>
      <text:p text:style-name="P3"/>
      <text:p text:style-name="P2">Sometimes the flow is not consistent-</text:p>
      <text:p text:style-name="P3"/>
      <text:p text:style-name="P16"><text:span text:style-name="T11">package </text:span>future;</text:p>
      <text:p text:style-name="P11"><text:span text:style-name="T11">import </text:span>java.util.Random;</text:p>
      <text:p text:style-name="P11"><text:span text:style-name="T11">import </text:span>java.util.concurrent.CompletableFuture;</text:p>
      <text:p text:style-name="P11"><text:span text:style-name="T11">public class </text:span>Playground {</text:p>
      <text:p text:style-name="P12"><text:s text:c="4"/><text:span text:style-name="T10">public static void </text:span><text:span text:style-name="T7">main(String[] args) {</text:span></text:p>
      <text:p text:style-name="P12"><text:s text:c="8"/><text:span text:style-name="T7">System.</text:span><text:span text:style-name="T3">out</text:span><text:span text:style-name="T7">.println(</text:span><text:span text:style-name="T12">"Starting main"</text:span><text:span text:style-name="T7">);</text:span></text:p>
      <text:p text:style-name="P12"><text:s text:c="8"/><text:span text:style-name="T7">CompletableFuture.</text:span><text:span text:style-name="T9">supplyAsync</text:span><text:span text:style-name="T7">(() -&gt; {</text:span></text:p>
      <text:p text:style-name="P12"><text:s text:c="12"/><text:span text:style-name="T7">System.</text:span><text:span text:style-name="T3">out</text:span><text:span text:style-name="T7">.println(</text:span><text:span text:style-name="T12">"supplyAsync thread name: " </text:span><text:span text:style-name="T7">+ Thread.</text:span><text:span text:style-name="T9">currentThread</text:span><text:span text:style-name="T7">().getName());</text:span></text:p>
      <text:p text:style-name="P12"><text:s text:c="12"/><text:span text:style-name="T10">return </text:span><text:span text:style-name="T9">getInt</text:span><text:span text:style-name="T7">();</text:span></text:p>
      <text:p text:style-name="P12"><text:s text:c="8"/><text:span text:style-name="T7">})</text:span></text:p>
      <text:p text:style-name="P12"><text:s text:c="16"/><text:span text:style-name="T7">.thenAccept((value -&gt; {</text:span></text:p>
      <text:p text:style-name="P12"><text:s text:c="20"/><text:span text:style-name="T7">System.</text:span><text:span text:style-name="T3">out</text:span><text:span text:style-name="T7">.println(</text:span><text:span text:style-name="T12">"thenAccept thread name: " </text:span><text:span text:style-name="T7">+ Thread.</text:span><text:span text:style-name="T9">currentThread</text:span><text:span text:style-name="T7">().getName());</text:span></text:p>
      <text:p text:style-name="P12"><text:s text:c="20"/><text:span text:style-name="T7">System.</text:span><text:span text:style-name="T3">out</text:span><text:span text:style-name="T7">.println(</text:span><text:span text:style-name="T12">"value = " </text:span><text:span text:style-name="T7">+ value);</text:span></text:p>
      <text:p text:style-name="P12"><text:s text:c="16"/><text:span text:style-name="T7">}));</text:span></text:p>
      <text:p text:style-name="P12"><text:s text:c="8"/><text:span text:style-name="T7">System.</text:span><text:span text:style-name="T3">out</text:span><text:span text:style-name="T7">.println(</text:span><text:span text:style-name="T12">"Completing main"</text:span><text:span text:style-name="T7">);</text:span></text:p>
      <text:p text:style-name="P12"><text:s text:c="4"/><text:span text:style-name="T7">}</text:span></text:p>
      <text:p text:style-name="P12"><text:s text:c="4"/><text:span text:style-name="T10">private static int </text:span><text:span text:style-name="T7">getInt() {</text:span></text:p>
      <text:p text:style-name="P12"><text:s text:c="8"/><text:span text:style-name="T7">System.</text:span><text:span text:style-name="T3">out</text:span><text:span text:style-name="T7">.println(</text:span><text:span text:style-name="T12">"getInt thread name: " </text:span><text:span text:style-name="T7">+ Thread.</text:span><text:span text:style-name="T9">currentThread</text:span><text:span text:style-name="T7">().getName());</text:span></text:p>
      <text:p text:style-name="P12"><text:s text:c="8"/><text:span text:style-name="T9">slowItDown</text:span><text:span text:style-name="T7">(</text:span><text:span text:style-name="T16">8</text:span><text:span text:style-name="T7">);</text:span></text:p>
      <text:p text:style-name="P12"><text:s text:c="8"/><text:span text:style-name="T10">return new </text:span><text:span text:style-name="T7">Random().nextInt();</text:span></text:p>
      <text:p text:style-name="P12"><text:s text:c="4"/><text:span text:style-name="T7">}</text:span></text:p>
      <text:p text:style-name="P12"><text:s text:c="4"/><text:span text:style-name="T10">private static int </text:span><text:span text:style-name="T7">lengthyProcess() {</text:span></text:p>
      <text:p text:style-name="P12"><text:s text:c="8"/><text:span text:style-name="T7">System.</text:span><text:span text:style-name="T3">out</text:span><text:span text:style-name="T7">.println(</text:span><text:span text:style-name="T12">"Starting lengthyProcess"</text:span><text:span text:style-name="T7">);</text:span></text:p>
      <text:p text:style-name="P12"><text:s text:c="8"/><text:span text:style-name="T7">System.</text:span><text:span text:style-name="T3">out</text:span><text:span text:style-name="T7">.println(</text:span><text:span text:style-name="T12">"lengthyProcess Thread name: " </text:span><text:span text:style-name="T7">+ Thread.</text:span><text:span text:style-name="T9">currentThread</text:span><text:span text:style-name="T7">().getName());</text:span></text:p>
      <text:p text:style-name="P12"><text:s text:c="8"/><text:span text:style-name="T9">slowItDown</text:span><text:span text:style-name="T7">(</text:span><text:span text:style-name="T16">3</text:span><text:span text:style-name="T7">);</text:span></text:p>
      <text:p text:style-name="P12"><text:s text:c="8"/><text:span text:style-name="T7">System.</text:span><text:span text:style-name="T3">out</text:span><text:span text:style-name="T7">.println(</text:span><text:span text:style-name="T12">"Completing lengthyProcess"</text:span><text:span text:style-name="T7">);</text:span></text:p>
      <text:p text:style-name="P12"><text:s text:c="8"/><text:span text:style-name="T10">return </text:span><text:span text:style-name="T16">20</text:span><text:span text:style-name="T7">;</text:span></text:p>
      <text:p text:style-name="P12"><text:s text:c="4"/><text:span text:style-name="T7">}</text:span></text:p>
      <text:p text:style-name="P12"><text:s text:c="4"/><text:span text:style-name="T10">private static void </text:span><text:span text:style-name="T7">slowItDown(</text:span><text:span text:style-name="T10">int </text:span><text:span text:style-name="T7">time) {</text:span></text:p>
      <text:p text:style-name="P12"><text:s text:c="8"/><text:span text:style-name="T7">System.</text:span><text:span text:style-name="T3">out</text:span><text:span text:style-name="T7">.println(</text:span><text:span text:style-name="T12">"slowItDown Thread name: " </text:span><text:span text:style-name="T7">+ Thread.</text:span><text:span text:style-name="T9">currentThread</text:span><text:span text:style-name="T7">().getName());</text:span></text:p>
      <text:p text:style-name="P12"><text:s text:c="8"/><text:span text:style-name="T10">try </text:span><text:span text:style-name="T7">{</text:span></text:p>
      <text:p text:style-name="P12"><text:s text:c="12"/><text:span text:style-name="T7">System.</text:span><text:span text:style-name="T3">out</text:span><text:span text:style-name="T7">.println(</text:span><text:span text:style-name="T12">"thread sleeping"</text:span><text:span text:style-name="T7">);</text:span></text:p>
      <text:p text:style-name="P12"><text:s text:c="12"/><text:span text:style-name="T7">Thread.</text:span><text:span text:style-name="T9">sleep</text:span><text:span text:style-name="T7">(time * </text:span><text:span text:style-name="T16">1000</text:span><text:span text:style-name="T7">);</text:span></text:p>
      <text:p text:style-name="P12"><text:s text:c="8"/><text:span text:style-name="T7">} </text:span><text:span text:style-name="T10">catch </text:span><text:span text:style-name="T7">(InterruptedException e) {</text:span></text:p>
      <text:p text:style-name="P12"><text:s text:c="12"/><text:span text:style-name="T7">e.printStackTrace();</text:span></text:p>
      <text:p text:style-name="P12"><text:s text:c="8"/><text:span text:style-name="T7">}</text:span></text:p>
      <text:p text:style-name="P12"><text:s text:c="4"/><text:span text:style-name="T7">}</text:span></text:p>
      <text:p text:style-name="P14">}</text:p>
      <text:p text:style-name="P3">OUTPUT 1:</text:p>
      <text:p text:style-name="P3"/>
      <text:p text:style-name="P3">Starting main</text:p>
      <text:p text:style-name="P3">Completing main</text:p>
      <text:p text:style-name="P3"/>
      <text:p text:style-name="P3">OUTPUT 2:</text:p>
      <text:p text:style-name="P3"/>
      <text:p text:style-name="P3">Starting main</text:p>
      <text:p text:style-name="P3">supplyAsync thread name: ForkJoinPool.commonPool-worker-1</text:p>
      <text:p text:style-name="P3">getInt thread name: ForkJoinPool.commonPool-worker-1</text:p>
      <text:p text:style-name="P3">slowItDown Thread name: ForkJoinPool.commonPool-worker-1</text:p>
      <text:p text:style-name="P3">thread sleeping</text:p>
      <text:p text:style-name="P3">Completing main</text:p>
      <text:p text:style-name="P3"><text:soft-page-break/>EXPLANATION:</text:p>
      <text:p text:style-name="P3"/>
      <text:p text:style-name="P3">As we know, there is no guarantee of execution order when multiple threads are involved.</text:p>
      <text:p text:style-name="P3">Output 2 is when main thread calls the supplyAsync() and then that method runs till wait is called on thread after which the main thread continues and ends.</text:p>
      <text:p text:style-name="P3">Output 1 is when the second thread for supplyAsync() is started but before it performs anything, main thread completes.</text:p>
      <text:p text:style-name="P3"/>
      <text:p text:style-name="P3"/>
      <text:p text:style-name="P3">Handling exception in Futures:</text:p>
      <text:p text:style-name="P3"/>
      <text:p text:style-name="P16"><text:span text:style-name="T11">public class </text:span>Playground {</text:p>
      <text:p text:style-name="P12"><text:s text:c="4"/><text:span text:style-name="T10">public static void </text:span><text:span text:style-name="T7">main(String[] args) {</text:span></text:p>
      <text:p text:style-name="P12"><text:s text:c="8"/><text:span text:style-name="T7">System.</text:span><text:span text:style-name="T3">out</text:span><text:span text:style-name="T7">.println(</text:span><text:span text:style-name="T12">"Starting main"</text:span><text:span text:style-name="T7">);</text:span></text:p>
      <text:p text:style-name="P12"><text:s text:c="8"/><text:span text:style-name="T7">CompletableFuture.</text:span><text:span text:style-name="T9">supplyAsync</text:span><text:span text:style-name="T7">(() -&gt; </text:span><text:span text:style-name="T9">explode</text:span><text:span text:style-name="T7">())</text:span></text:p>
      <text:p text:style-name="P12"><text:s text:c="16"/><text:span text:style-name="T20">/*.exceptionally(throwable -&gt; {</text:span></text:p>
      <text:p text:style-name="P13"><text:s text:c="20"/><text:span text:style-name="T9">System.out.println("in exceptionally");</text:span></text:p>
      <text:p text:style-name="P13"><text:s text:c="20"/><text:span text:style-name="T9">return handleExplosion(03);</text:span></text:p>
      <text:p text:style-name="P13"><text:s text:c="16"/><text:span text:style-name="T9">})*/</text:span></text:p>
      <text:p text:style-name="P12"><text:span text:style-name="T19"><text:s text:c="16"/></text:span><text:span text:style-name="T7">.thenApply(value -&gt; {</text:span></text:p>
      <text:p text:style-name="P12"><text:s text:c="20"/><text:span text:style-name="T7">System.</text:span><text:span text:style-name="T3">out</text:span><text:span text:style-name="T7">.println(</text:span><text:span text:style-name="T12">"thenApply1 value : " </text:span><text:span text:style-name="T7">+ value);</text:span></text:p>
      <text:p text:style-name="P12"><text:s text:c="20"/><text:span text:style-name="T10">return </text:span><text:span text:style-name="T7">value;</text:span></text:p>
      <text:p text:style-name="P12"><text:s text:c="16"/><text:span text:style-name="T7">})</text:span></text:p>
      <text:p text:style-name="P12"><text:s text:c="16"/><text:span text:style-name="T7">.exceptionally(throwable -&gt; {</text:span></text:p>
      <text:p text:style-name="P12"><text:s text:c="20"/><text:span text:style-name="T7">System.</text:span><text:span text:style-name="T3">out</text:span><text:span text:style-name="T7">.println(</text:span><text:span text:style-name="T12">"in exceptionally"</text:span><text:span text:style-name="T7">);</text:span></text:p>
      <text:p text:style-name="P12"><text:s text:c="20"/><text:span text:style-name="T10">return </text:span><text:span text:style-name="T9">handleExplosion</text:span><text:span text:style-name="T7">(</text:span><text:span text:style-name="T16">23</text:span><text:span text:style-name="T7">);</text:span></text:p>
      <text:p text:style-name="P12"><text:s text:c="16"/><text:span text:style-name="T7">})</text:span></text:p>
      <text:p text:style-name="P12"><text:s text:c="16"/><text:span text:style-name="T7">.thenApply(value -&gt; {</text:span></text:p>
      <text:p text:style-name="P12"><text:s text:c="20"/><text:span text:style-name="T7">System.</text:span><text:span text:style-name="T3">out</text:span><text:span text:style-name="T7">.println(</text:span><text:span text:style-name="T12">"thenApply2 value : " </text:span><text:span text:style-name="T7">+ value);</text:span></text:p>
      <text:p text:style-name="P12"><text:s text:c="20"/><text:span text:style-name="T10">return </text:span><text:span text:style-name="T7">value;</text:span></text:p>
      <text:p text:style-name="P12"><text:s text:c="16"/><text:span text:style-name="T7">});</text:span></text:p>
      <text:p text:style-name="P12"><text:s text:c="8"/><text:span text:style-name="T9">slowItDown</text:span><text:span text:style-name="T7">(</text:span><text:span text:style-name="T16">10</text:span><text:span text:style-name="T7">);</text:span></text:p>
      <text:p text:style-name="P12"><text:s text:c="8"/><text:span text:style-name="T7">System.</text:span><text:span text:style-name="T3">out</text:span><text:span text:style-name="T7">.println(</text:span><text:span text:style-name="T12">"Completing main"</text:span><text:span text:style-name="T7">);</text:span></text:p>
      <text:p text:style-name="P12"><text:s text:c="4"/><text:span text:style-name="T7">}</text:span></text:p>
      <text:p text:style-name="P12"><text:s text:c="4"/><text:span text:style-name="T10">private static int </text:span><text:span text:style-name="T7">explode() {</text:span></text:p>
      <text:p text:style-name="P12"><text:s text:c="8"/><text:span text:style-name="T7">System.</text:span><text:span text:style-name="T3">out</text:span><text:span text:style-name="T7">.println(</text:span><text:span text:style-name="T12">"exploding"</text:span><text:span text:style-name="T7">);</text:span></text:p>
      <text:p text:style-name="P12"><text:s text:c="8"/><text:span text:style-name="T10">throw new </text:span><text:span text:style-name="T7">RuntimeException();</text:span></text:p>
      <text:p text:style-name="P12"><text:s text:c="4"/><text:span text:style-name="T7">}</text:span></text:p>
      <text:p text:style-name="P12"><text:s text:c="4"/><text:span text:style-name="T10">private static int </text:span><text:span text:style-name="T7">handleExplosion(</text:span><text:span text:style-name="T10">int </text:span><text:span text:style-name="T7">value) {</text:span></text:p>
      <text:p text:style-name="P12"><text:s text:c="8"/><text:span text:style-name="T10">return </text:span><text:span text:style-name="T7">value;</text:span></text:p>
      <text:p text:style-name="P15"><text:s text:c="4"/><text:span text:style-name="T7">}</text:span></text:p>
      <text:p text:style-name="P3">OUTPUT:</text:p>
      <text:p text:style-name="P3"/>
      <text:p text:style-name="P3">Starting main</text:p>
      <text:p text:style-name="P3">exploding</text:p>
      <text:p text:style-name="P3">in exceptionally</text:p>
      <text:p text:style-name="P3">thenApply2 value : 23</text:p>
      <text:p text:style-name="P3">Completing main</text:p>
      <text:p text:style-name="P3"/>
      <text:p text:style-name="P3"/>
      <text:p text:style-name="P3">EXPLANATION:</text:p>
      <text:p text:style-name="P3"/>
      <text:p text:style-name="P3">Method <text:span text:style-name="T14">exceptionally() </text:span>is used to handle exceptions thrown when processessing a Future. This method takes a <text:span text:style-name="T14">Function&lt;Throwable, ? </text:span><text:span text:style-name="T10">extends </text:span><text:span text:style-name="T21">T</text:span><text:span text:style-name="T14">&gt; fn)</text:span>. Throwable is the exception thrown from the Future and T is the return type. The aim of exceptionally is to handle the exception if thrown <text:soft-page-break/>from the previous Future and then run the program normally.</text:p>
      <text:p text:style-name="P3"/>
      <text:p text:style-name="P6">How is T infered?</text:p>
      <text:p text:style-name="P3"><text:span text:style-name="T14">exceptionally()</text:span> is written after supplyAsync. This supplyAsync returns an int (return type of explode is int). Threfore, return type 'T' for <text:span text:style-name="T14">exceptionally() </text:span>will also be int.</text:p>
      <text:p text:style-name="P3"/>
      <text:p text:style-name="P3">Now, supplyAsync is calling explode() which throws a <text:span text:style-name="T14">RuntimeException </text:span>exception. Because first <text:s text:c="2"/><text:span text:style-name="T14">exceptionally() </text:span>is commented, this exception is not handled and any callable statements such as thenApply(), thenAccept(), etc. will all be skipped until a <text:span text:style-name="T14">exceptionally</text:span> block is encountered. So first thenApply() is skipped and then <text:span text:style-name="T14">exceptionally </text:span>is encountered. This handles the exception and returns a value also of appropriate type and after that the rest of callable statements execute normally with the input being the value returned from <text:span text:style-name="T14">exceptionally</text:span>. </text:p>
      <text:p text:style-name="P3"/>
      <text:p text:style-name="P3"/>
      <text:p text:style-name="P3"/>
      <text:p text:style-name="P3"/>
      <text:p text:style-name="P3">thenAccept, thenApply, thenCompose, thenCombine</text:p>
      <text:p text:style-name="P7"/>
      <text:p text:style-name="P8"/>
      <text:p text:style-name="P9">thenApply(), thenAccept() and thenRun()</text:p>
      <text:p text:style-name="P3"><text:tab/>If after completing a callback you want to return a value from it then use thenApply(). The value returned from this will be used as input for the next chained callback.</text:p>
      <text:p text:style-name="P3"><text:tab/>If you don’t want to return anything from your callback function and just want to run some piece of code after the completion of the Future, then you can use thenAccept() and thenRun() methods. These methods are consumers and are often used as the last callback in the callback chain.</text:p>
      <text:p text:style-name="P3"><text:tab/>While thenAccept() has access to the result of the CompletableFuture on which it is attached thenRun() doesn’t <text:s/>have access to the Future’s result on which it is called. thenAccept () takes Consumer while thenRun() takes Runnable.</text:p>
      <text:p text:style-name="P3"/>
      <text:p text:style-name="P3"><text:s/></text:p>
      <text:p text:style-name="P9">thenCompose()</text:p>
      <text:p text:style-name="P10"/>
      <text:p text:style-name="P3"><text:tab/>If the Supplier function in thenApply() returns say an int value then the overall return type of the thenApply() section will be a CompletableFuture&lt;Integer&gt; but if the Supplier function itself returns a CompletableFuture&lt;Integer&gt; then the thenApply() will return nested CompletableFuture as CompletableFuture&lt;CompletableFuture&lt;Integer&gt;&gt;. Most of the times we do not want this, what we want is a flattened out CompletableFuture so in these cases we use thenCompose().</text:p>
      <text:p text:style-name="P3"/>
      <text:p text:style-name="P3"/>
      <text:p text:style-name="P9">thenCombine() and thenAcceptBoth()</text:p>
      <text:p text:style-name="P3"/>
      <text:p text:style-name="P11">System.<text:span text:style-name="T5">out</text:span>.println(<text:span text:style-name="T13">"Starting main"</text:span>);</text:p>
      <text:p text:style-name="P11">CompletableFuture.<text:span text:style-name="T6">supplyAsync</text:span>(() -&gt; <text:span text:style-name="T11">new </text:span>Random().nextInt(<text:span text:style-name="T15">500</text:span>))</text:p>
      <text:p text:style-name="P12"><text:s text:c="8"/><text:span text:style-name="T7">.</text:span><text:span text:style-name="T8">thenCombine</text:span><text:span text:style-name="T7">(CompletableFuture.</text:span><text:span text:style-name="T9">supplyAsync</text:span><text:span text:style-name="T7">(() -&gt; </text:span><text:span text:style-name="T10">new </text:span><text:span text:style-name="T7">Random().nextInt(</text:span><text:span text:style-name="T16">500</text:span><text:span text:style-name="T7">)),</text:span></text:p>
      <text:p text:style-name="P11"><text:tab/><text:tab/><text:tab/><text:tab/><text:tab/><text:tab/><text:tab/><text:tab/><text:tab/><text:tab/>(a, b) -&gt; a + b)</text:p>
      <text:p text:style-name="P12"><text:s text:c="8"/><text:span text:style-name="T7">.thenAccept(value -&gt;System.</text:span><text:span text:style-name="T3">out</text:span><text:span text:style-name="T7">.println(value));</text:span></text:p>
      <text:p text:style-name="P14">System.<text:span text:style-name="T5">out</text:span>.println(<text:span text:style-name="T13">"Completing main"</text:span>);</text:p>
      <text:p text:style-name="P3">OUTPUT:</text:p>
      <text:p text:style-name="P3"/>
      <text:p text:style-name="P3">Starting main</text:p>
      <text:p text:style-name="P3">353</text:p>
      <text:p text:style-name="P3">Completing main</text:p>
      <text:p text:style-name="P3"><text:soft-page-break/></text:p>
      <text:p text:style-name="P3"/>
      <text:p text:style-name="P3">EXPLANATION:</text:p>
      <text:p text:style-name="P3"/>
      <text:p text:style-name="P3"><text:tab/>thenCombine() is called on a Future say f1. Result of f1 is avaiable to thenCombine() and another Future say f2 is passed as first parameter <text:s/>to thenCombine(). So thenCombine() will take the result of f1 and f2 once they are complete and then combine those results and do something based on the BiFunction passed to it as second parameter.</text:p>
      <text:p text:style-name="P3"><text:tab/>The difference between thenCombine() and thenAcceptBoth() is in what they return as thenCombine() takes a BiFunction and theAcceptBoth() takes a BiConsumer. thenCombine() takes two Future values, no restriction on they type of Future and can return a third type. E.g. In above code snippet, the two future values are both of type 'int' and returned value from BiFunciton is also an int. But this is not mandatory. It could also be that thenCombine() is taking an int and a long and returning a String or boolean value.</text:p>
      <text:p text:style-name="P3"><text:tab/>But return type for theAcceptBoth() is always CompletableFuture&lt;Void&gt;. It can take two Futures of type say long and String and return always void meaning that is does not acutally return anything.</text:p>
      <text:p text:style-name="P3"/>
      <text:p text:style-name="P3"/>
      <text:p text:style-name="P9">Patterns</text:p>
      <text:p text:style-name="P3"/>
      <text:p text:style-name="P3">Sequence the callables</text:p>
      <text:p text:style-name="P3">Forking operations</text:p>
      <text:p text:style-name="P3">Failing with exception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ibhav Souveer</meta:initial-creator>
    <meta:creation-date>2020-06-15T13:08:48.89</meta:creation-date>
    <dc:date>2020-07-09T15:20:55.65</dc:date>
    <dc:creator>Vaibhav Souveer</dc:creator>
    <meta:editing-duration>P11DT16H23M41S</meta:editing-duration>
    <meta:editing-cycles>18</meta:editing-cycles>
    <meta:generator>OpenOffice/4.1.7$Win32 OpenOffice.org_project/417m1$Build-9800</meta:generator>
    <meta:document-statistic meta:table-count="0" meta:image-count="0" meta:object-count="0" meta:page-count="8" meta:paragraph-count="272" meta:word-count="1865" meta:character-count="16105"/>
  </office:meta>
</office:document-meta>
</file>